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1.663cm"/>
    </style:style>
    <style:style style:name="co2" style:family="table-column">
      <style:table-column-properties fo:break-before="auto" style:column-width="1.501cm"/>
    </style:style>
    <style:style style:name="co3" style:family="table-column">
      <style:table-column-properties fo:break-before="auto" style:column-width="1.866cm"/>
    </style:style>
    <style:style style:name="co4" style:family="table-column">
      <style:table-column-properties fo:break-before="auto" style:column-width="1.692cm"/>
    </style:style>
    <style:style style:name="co5" style:family="table-column">
      <style:table-column-properties fo:break-before="auto" style:column-width="11.751cm"/>
    </style:style>
    <style:style style:name="co6" style:family="table-column">
      <style:table-column-properties fo:break-before="auto" style:column-width="6.9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style:font-name="Bitstream Vera Sans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style:font-name="Bitstream Vera Sans"/>
    </style:style>
    <style:style style:name="ce3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style:font-name="Bitstream Vera Sans"/>
    </style:style>
    <style:style style:name="ce4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style:font-name="Bitstream Vera Sans"/>
    </style:style>
    <style:style style:name="ce5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style:font-name="Bitstream Vera Sans"/>
    </style:style>
    <style:style style:name="ce6" style:family="table-cell" style:parent-style-name="Default">
      <style:table-cell-properties fo:border-bottom="0.002cm solid #000000" fo:background-color="#ff8080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style:font-name="Bitstream Vera Sans"/>
    </style:style>
    <style:style style:name="ce7" style:family="table-cell" style:parent-style-name="Default">
      <style:table-cell-properties fo:border-bottom="0.002cm solid #000000" fo:background-color="#ff0000" style:text-align-source="fix" style:repeat-content="false" fo:border-left="none" fo:border-right="none" fo:border-top="0.002cm solid #000000" style:vertical-align="top"/>
      <style:paragraph-properties fo:text-align="center" fo:margin-left="0cm"/>
      <style:text-properties style:font-name="Bitstream Vera Sans"/>
    </style:style>
    <style:style style:name="ce8" style:family="table-cell" style:parent-style-name="Default">
      <style:table-cell-properties fo:border-bottom="0.002cm solid #000000" fo:background-color="#c0c0c0" fo:wrap-option="wrap" fo:border-left="none" fo:border-right="none" fo:border-top="0.002cm solid #000000" style:vertical-align="top"/>
      <style:text-properties style:font-name="Bitstream Vera Sans"/>
    </style:style>
    <style:style style:name="ce9" style:family="table-cell" style:parent-style-name="Default">
      <style:table-cell-properties fo:border-bottom="0.002cm solid #000000" fo:wrap-option="wrap" fo:border-left="none" fo:border-right="none" fo:border-top="0.002cm solid #000000" style:vertical-align="top"/>
      <style:text-properties style:font-name="Bitstream Vera Sans"/>
    </style:style>
    <style:style style:name="ce10" style:family="table-cell" style:parent-style-name="Default">
      <style:table-cell-properties fo:border-bottom="0.002cm solid #000000" fo:background-color="#e6e6e6" fo:wrap-option="wrap" fo:border-left="none" fo:border-right="none" fo:border-top="0.002cm solid #000000" style:vertical-align="top"/>
      <style:text-properties style:font-name="Bitstream Vera Sans"/>
    </style:style>
    <style:style style:name="ce11" style:family="table-cell" style:parent-style-name="Default">
      <style:table-cell-properties fo:border-bottom="0.002cm solid #000000" fo:background-color="#ffff00" fo:wrap-option="wrap" fo:border-left="none" fo:border-right="none" fo:border-top="0.002cm solid #000000" style:vertical-align="top"/>
      <style:text-properties style:font-name="Bitstream Vera Sans"/>
    </style:style>
    <style:style style:name="ce12" style:family="table-cell" style:parent-style-name="Default">
      <style:table-cell-properties fo:border-bottom="0.002cm solid #000000" fo:background-color="#c0c0c0" fo:border-left="none" fo:border-right="none" fo:border-top="0.002cm solid #000000" style:vertical-align="top"/>
      <style:text-properties style:font-name="Bitstream Vera Sans"/>
    </style:style>
    <style:style style:name="ce13" style:family="table-cell" style:parent-style-name="Default">
      <style:table-cell-properties fo:border-bottom="0.002cm solid #000000" fo:border-left="none" fo:border-right="none" fo:border-top="0.002cm solid #000000" style:vertical-align="top"/>
      <style:text-properties style:font-name="Bitstream Vera Sans"/>
    </style:style>
    <style:style style:name="ce14" style:family="table-cell" style:parent-style-name="Default">
      <style:table-cell-properties fo:border-bottom="0.002cm solid #000000" fo:background-color="#e6e6e6" fo:border-left="none" fo:border-right="none" fo:border-top="0.002cm solid #000000" style:vertical-align="top"/>
      <style:text-properties style:font-name="Bitstream Vera Sans"/>
    </style:style>
    <style:style style:name="ce15" style:family="table-cell" style:parent-style-name="Default">
      <style:table-cell-properties fo:border-bottom="0.002cm solid #000000" fo:background-color="#ffff00" fo:border-left="none" fo:border-right="none" fo:border-top="0.002cm solid #000000" style:vertical-align="top"/>
      <style:text-properties style:font-name="Bitstream Vera Sans"/>
    </style:style>
    <style:style style:name="ce16" style:family="table-cell" style:parent-style-name="Default">
      <style:table-cell-properties fo:border-bottom="0.002cm solid #000000" fo:background-color="#c0c0c0" fo:border-left="none" fo:border-right="none" fo:border-top="none" style:vertical-align="top"/>
      <style:text-properties style:font-name="Bitstream Vera Sans"/>
    </style:style>
    <style:style style:name="ce17" style:family="table-cell" style:parent-style-name="Default">
      <style:table-cell-properties style:vertical-align="top"/>
      <style:text-properties style:font-name="Bitstream Vera San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9"/>
        <table:table-column table:style-name="co6" table:default-cell-style-name="ce13"/>
        <table:table-column table:style-name="co7" table:number-columns-repeated="250" table:default-cell-style-name="ce17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8" office:value-type="string">
            <text:p>description</text:p>
          </table:table-cell>
          <table:table-cell table:style-name="ce12" office:value-type="string">
            <text:p>note</text:p>
          </table:table-cell>
          <table:table-cell table:style-name="ce16" table:number-columns-repeated="25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no undo/redo support for adding/removing objects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no key-insert after camera zoom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camera pans when camera-avatar is scaled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edit model/camera/light doesn't work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moving keys on multi-curve tracks causes other keys on that track to disappear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moving a key on a multi-curve track past another key causes the first one to disappear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bug</text:p>
          </table:table-cell>
          <table:table-cell table:style-name="ce6" office:value-type="string">
            <text:p>open</text:p>
          </table:table-cell>
          <table:table-cell table:style-name="ce10" office:value-type="string">
            <text:p>Modeler: Deleting controlpoints sometimes does not remove a deleted controlpoint from selections (causing troubles when loading such a file).</text:p>
          </table:table-cell>
          <table:table-cell table:style-name="ce14" office:value-type="string">
            <text:p>won't fix in 0.5.3</text:p>
          </table:table-cell>
          <table:table-cell table:number-columns-repeated="250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modeler: undoing add-bone does not reset the bone's pose. Deleting a bone has the same problem. Assign can't be undone too...</text:p>
          </table:table-cell>
          <table:table-cell table:number-columns-repeated="25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scale doesn't work (creates 0 transformation matrix)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Can't load old Jpatch models under Windows (?)</text:p>
          </table:table-cell>
          <table:table-cell table:style-name="ce15" office:value-type="string">
            <text:p>Not reproduceable</text:p>
          </table:table-cell>
          <table:table-cell table:number-columns-repeated="250"/>
        </table:table-row>
        <table:table-row table:style-name="ro1">
          <table:table-cell table:style-name="ce4" office:value-type="float" office:value="37">
            <text:p>37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ug</text:p>
          </table:table-cell>
          <table:table-cell table:style-name="ce4" office:value-type="string">
            <text:p>pending</text:p>
          </table:table-cell>
          <table:table-cell table:style-name="ce11" office:value-type="string">
            <text:p>jogl signatures need to be removed from jar file</text:p>
          </table:table-cell>
          <table:table-cell table:style-name="ce15" office:value-type="string">
            <text:p>needs to be done for every new jar file</text:p>
          </table:table-cell>
          <table:table-cell table:number-columns-repeated="25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Animator: scaling a selection in the timeline from the left side is buggy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animator: no refresh after adding/removing objects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no refresh after camera pan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no refresh after manipulating model-dof in tree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modeler: not in edit morph mode after adding new morph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animator: tools not disabled in camera viewport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no show/don't show bones mode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point-&gt;bone assignment coloring can't be turned off</text:p>
          </table:table-cell>
          <table:table-cell office:value-type="string">
            <text:p>Turned off with “show bones”</text:p>
          </table:table-cell>
          <table:table-cell table:number-columns-repeated="250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debugging output needs to be removed</text:p>
          </table:table-cell>
          <table:table-cell table:number-columns-repeated="25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feature</text:p>
          </table:table-cell>
          <table:table-cell table:style-name="ce7" office:value-type="string">
            <text:p>open</text:p>
          </table:table-cell>
          <table:table-cell office:value-type="string">
            <text:p>modeler: undo manager should intelligently combine some edits, e.g. changing tools after using the tool should be combined.</text:p>
          </table:table-cell>
          <table:table-cell table:number-columns-repeated="25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Better error reporting when loading of a file fails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animator: camera rotate tool has wrong size when camera was scaled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animator: tools enabled during playback</text:p>
          </table:table-cell>
          <table:table-cell table:number-columns-repeated="25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settings: updating some settings has no immediate effect (requires restart of jpatch) – which settings?</text:p>
          </table:table-cell>
          <table:table-cell table:number-columns-repeated="25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look and feel switching not saved in preferences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7" office:value-type="string">
            <text:p>open</text:p>
          </table:table-cell>
          <table:table-cell office:value-type="string">
            <text:p>lathe tool should treat points close to the y axis as if they were on the y axis</text:p>
          </table:table-cell>
          <table:table-cell table:number-columns-repeated="25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7" office:value-type="string">
            <text:p>open</text:p>
          </table:table-cell>
          <table:table-cell office:value-type="string">
            <text:p>animator: possibility to select all keys on given frames by selecting the frames on the ruler</text:p>
          </table:table-cell>
          <table:table-cell table:number-columns-repeated="25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4" office:value-type="string">
            <text:p>pending</text:p>
          </table:table-cell>
          <table:table-cell office:value-type="string">
            <text:p>animator: on tracks with multiple curves, clicking on a curve's name (in the track header) should bring that curve to front.</text:p>
          </table:table-cell>
          <table:table-cell office:value-type="string">
            <text:p>Implemented</text:p>
          </table:table-cell>
          <table:table-cell table:number-columns-repeated="25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4" office:value-type="string">
            <text:p>pending</text:p>
          </table:table-cell>
          <table:table-cell office:value-type="string">
            <text:p>animator: select objects from the tree</text:p>
          </table:table-cell>
          <table:table-cell office:value-type="string">
            <text:p>Implemented</text:p>
          </table:table-cell>
          <table:table-cell table:number-columns-repeated="250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eature</text:p>
          </table:table-cell>
          <table:table-cell table:style-name="ce6" office:value-type="string">
            <text:p>open</text:p>
          </table:table-cell>
          <table:table-cell table:style-name="ce10" office:value-type="string">
            <text:p>animator: select multiple objects at once</text:p>
          </table:table-cell>
          <table:table-cell table:style-name="ce14" office:value-type="string">
            <text:p>won't fix in 0.5.3</text:p>
          </table:table-cell>
          <table:table-cell table:number-columns-repeated="25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modeler: align patches doesn't work optimally</text:p>
          </table:table-cell>
          <table:table-cell table:number-columns-repeated="251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7" office:value-type="string">
            <text:p>open</text:p>
          </table:table-cell>
          <table:table-cell office:value-type="string">
            <text:p>tesselation quality in settings should be combobox</text:p>
          </table:table-cell>
          <table:table-cell table:style-name="ce15" office:value-type="string">
            <text:p>Needs other fix (e.g. Separate dialog)</text:p>
          </table:table-cell>
          <table:table-cell table:number-columns-repeated="250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animator: zoom to fit does nothing</text:p>
          </table:table-cell>
          <table:table-cell office:value-type="string">
            <text:p>Zoom to fit button disabled</text:p>
          </table:table-cell>
          <table:table-cell table:number-columns-repeated="250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animator: x/y/z locks do not work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animator: hide, select points/bones, lock points/bones buttons not disabled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animator: camera view menu not visible in main menu (only in the viewport popup)</text:p>
          </table:table-cell>
          <table:table-cell table:number-columns-repeated="251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5" office:value-type="string">
            <text:p>closed</text:p>
          </table:table-cell>
          <table:table-cell office:value-type="string">
            <text:p>when starting with commandline option –settings, splash doesn't disappear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java2d renderer: repaint doesn't work after switching viewport modes, viewport initially stays gray</text:p>
          </table:table-cell>
          <table:table-cell table:number-columns-repeated="25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bug</text:p>
          </table:table-cell>
          <table:table-cell table:style-name="ce7" office:value-type="string">
            <text:p>open</text:p>
          </table:table-cell>
          <table:table-cell office:value-type="string">
            <text:p>Jpatch look and feel doesn't work on Java 6.0 (Mustang) beta</text:p>
          </table:table-cell>
          <table:table-cell table:number-columns-repeated="251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target-range-address="Sheet1.A1:Sheet1.F6553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Nimbus Sans 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21">21.05.2006</text:date>, <text:time>14:5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05-15T20:14:14</meta:creation-date>
    <dc:date>2006-05-21T14:56:35</dc:date>
    <dc:language>en-US</dc:language>
    <meta:editing-cycles>28</meta:editing-cycles>
    <meta:editing-duration>P1DT19H44M21S</meta:editing-duration>
    <meta:user-defined meta:name="Info 1"/>
    <meta:user-defined meta:name="Info 2"/>
    <meta:user-defined meta:name="Info 3"/>
    <meta:user-defined meta:name="Info 4"/>
    <meta:document-statistic meta:table-count="3" meta:cell-count="234"/>
  </office:meta>
</office:document-meta>
</file>